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101cm"/>
    </style:style>
    <style:style style:name="Tableau1.B" style:family="table-column">
      <style:table-column-properties style:column-width="12.91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rsid="0017d306" officeooo:paragraph-rsid="0017d306"/>
    </style:style>
    <style:style style:name="P3" style:family="paragraph" style:parent-style-name="Text_20_body">
      <style:text-properties officeooo:rsid="001d99bf" officeooo:paragraph-rsid="001d99bf"/>
    </style:style>
    <style:style style:name="P4" style:family="paragraph" style:parent-style-name="Text_20_body">
      <style:text-properties officeooo:rsid="0020cf28" officeooo:paragraph-rsid="0020cf28"/>
    </style:style>
    <style:style style:name="P5" style:family="paragraph" style:parent-style-name="Text_20_body">
      <style:text-properties officeooo:rsid="001ad6f8" officeooo:paragraph-rsid="001ad6f8"/>
    </style:style>
    <style:style style:name="P6" style:family="paragraph" style:parent-style-name="Text_20_body">
      <style:text-properties officeooo:rsid="0034cc6a"/>
    </style:style>
    <style:style style:name="P7" style:family="paragraph" style:parent-style-name="Text_20_body">
      <style:text-properties officeooo:rsid="0034cc6a" officeooo:paragraph-rsid="0034cc6a"/>
    </style:style>
    <style:style style:name="P8" style:family="paragraph" style:parent-style-name="Text_20_body">
      <style:text-properties officeooo:paragraph-rsid="0034cc6a"/>
    </style:style>
    <style:style style:name="P9" style:family="paragraph" style:parent-style-name="Text_20_body">
      <style:text-properties officeooo:paragraph-rsid="003533f3"/>
    </style:style>
    <style:style style:name="P10" style:family="paragraph" style:parent-style-name="Text_20_body">
      <style:text-properties officeooo:rsid="003533f3" officeooo:paragraph-rsid="003533f3"/>
    </style:style>
    <style:style style:name="P11" style:family="paragraph" style:parent-style-name="Text_20_body">
      <style:text-properties officeooo:rsid="0035bd55" officeooo:paragraph-rsid="0035bd55"/>
    </style:style>
    <style:style style:name="P12" style:family="paragraph" style:parent-style-name="Text_20_body">
      <style:text-properties officeooo:rsid="0037ed38" officeooo:paragraph-rsid="0037ed38"/>
    </style:style>
    <style:style style:name="P13" style:family="paragraph" style:parent-style-name="Text_20_body">
      <style:text-properties officeooo:rsid="00382621" officeooo:paragraph-rsid="00382621"/>
    </style:style>
    <style:style style:name="P14" style:family="paragraph" style:parent-style-name="Text_20_body">
      <style:text-properties officeooo:rsid="00395f39" officeooo:paragraph-rsid="00395f39"/>
    </style:style>
    <style:style style:name="P15" style:family="paragraph" style:parent-style-name="Text_20_body">
      <style:text-properties officeooo:rsid="003ad8c1" officeooo:paragraph-rsid="003ad8c1"/>
    </style:style>
    <style:style style:name="P16" style:family="paragraph" style:parent-style-name="Text_20_body">
      <style:text-properties officeooo:rsid="003b6146" officeooo:paragraph-rsid="003b6146"/>
    </style:style>
    <style:style style:name="P17" style:family="paragraph" style:parent-style-name="Text_20_body">
      <style:text-properties officeooo:rsid="003c89e3" officeooo:paragraph-rsid="003c89e3"/>
    </style:style>
    <style:style style:name="P18" style:family="paragraph" style:parent-style-name="Text_20_body">
      <style:text-properties officeooo:rsid="003da059" officeooo:paragraph-rsid="003da059"/>
    </style:style>
    <style:style style:name="P19" style:family="paragraph" style:parent-style-name="Preformatted_20_Text">
      <style:text-properties officeooo:rsid="001f37ee"/>
    </style:style>
    <style:style style:name="P20" style:family="paragraph" style:parent-style-name="Preformatted_20_Text">
      <style:text-properties officeooo:rsid="001f37ee" officeooo:paragraph-rsid="001f37ee"/>
    </style:style>
    <style:style style:name="P21" style:family="paragraph" style:parent-style-name="Preformatted_20_Text">
      <style:text-properties officeooo:rsid="003ad8c1" officeooo:paragraph-rsid="003ad8c1"/>
    </style:style>
    <style:style style:name="P22" style:family="paragraph" style:parent-style-name="Preformatted_20_Text">
      <style:text-properties officeooo:rsid="003ad8c1" officeooo:paragraph-rsid="003b1908"/>
    </style:style>
    <style:style style:name="P23" style:family="paragraph" style:parent-style-name="Preformatted_20_Text">
      <style:text-properties officeooo:paragraph-rsid="003ad8c1"/>
    </style:style>
    <style:style style:name="P24" style:family="paragraph" style:parent-style-name="Preformatted_20_Text">
      <style:text-properties officeooo:paragraph-rsid="003ef1f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text-properties officeooo:rsid="003b6146" officeooo:paragraph-rsid="003b6146"/>
    </style:style>
    <style:style style:name="P31" style:family="paragraph" style:parent-style-name="Text_20_body" style:list-style-name="L6">
      <style:text-properties officeooo:rsid="003b6146" officeooo:paragraph-rsid="003c89e3"/>
    </style:style>
    <style:style style:name="P32" style:family="paragraph" style:parent-style-name="Text_20_body">
      <style:text-properties officeooo:rsid="004061d3" officeooo:paragraph-rsid="004061d3"/>
    </style:style>
    <style:style style:name="P33" style:family="paragraph" style:parent-style-name="Text_20_body">
      <style:text-properties officeooo:rsid="0041a9c5" officeooo:paragraph-rsid="0041a9c5"/>
    </style:style>
    <style:style style:name="P34" style:family="paragraph" style:parent-style-name="Text_20_body">
      <style:text-properties officeooo:rsid="00427465" officeooo:paragraph-rsid="00427465"/>
    </style:style>
    <style:style style:name="P35" style:family="paragraph" style:parent-style-name="Preformatted_20_Text">
      <style:text-properties officeooo:paragraph-rsid="0041a9c5"/>
    </style:style>
    <style:style style:name="P36" style:family="paragraph" style:parent-style-name="Preformatted_20_Text">
      <style:text-properties officeooo:rsid="0041a9c5" officeooo:paragraph-rsid="0041a9c5"/>
    </style:style>
    <style:style style:name="P37" style:family="paragraph" style:parent-style-name="Heading_20_3">
      <style:text-properties officeooo:rsid="0017d306" officeooo:paragraph-rsid="0017d306"/>
    </style:style>
    <style:style style:name="P38" style:family="paragraph" style:parent-style-name="Heading_20_3">
      <style:text-properties officeooo:rsid="001ad6f8"/>
    </style:style>
    <style:style style:name="P39" style:family="paragraph" style:parent-style-name="Heading_20_3">
      <style:text-properties officeooo:paragraph-rsid="00382621"/>
    </style:style>
    <style:style style:name="P40" style:family="paragraph" style:parent-style-name="Heading_20_3">
      <style:text-properties officeooo:paragraph-rsid="00427465"/>
    </style:style>
    <style:style style:name="P41" style:family="paragraph" style:parent-style-name="Heading_20_3">
      <style:text-properties officeooo:rsid="00427465" officeooo:paragraph-rsid="00427465"/>
    </style:style>
    <style:style style:name="T1" style:family="text">
      <style:text-properties officeooo:rsid="0020cf28"/>
    </style:style>
    <style:style style:name="T2" style:family="text">
      <style:text-properties officeooo:rsid="0034cc6a"/>
    </style:style>
    <style:style style:name="T3" style:family="text">
      <style:text-properties officeooo:rsid="003533f3"/>
    </style:style>
    <style:style style:name="T4" style:family="text">
      <style:text-properties officeooo:rsid="0035bd55"/>
    </style:style>
    <style:style style:name="T5" style:family="text">
      <style:text-properties officeooo:rsid="00382621"/>
    </style:style>
    <style:style style:name="T6" style:family="text">
      <style:text-properties style:font-name="Liberation Mono" fo:font-size="10pt" style:font-size-asian="10pt" style:font-size-complex="10pt"/>
    </style:style>
    <style:style style:name="T7" style:family="text">
      <style:text-properties officeooo:rsid="003c89e3"/>
    </style:style>
    <style:style style:name="T8" style:family="text">
      <style:text-properties officeooo:rsid="003ef1fd"/>
    </style:style>
    <style:style style:name="T9" style:family="text">
      <style:text-properties officeooo:rsid="004061d3"/>
    </style:style>
    <style:style style:name="T10" style:family="text">
      <style:text-properties officeooo:rsid="0041a9c5"/>
    </style:style>
    <style:style style:name="fr1"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3" text:anchor-type="page" text:anchor-page-number="1" svg:x="0cm" svg:y="-52.917cm" svg:width="1.247cm" svg:height="1.247cm" draw:z-index="0">
        <draw:floating-frame xlink:href="http://mediacdn.disqus.com/1334604299/build/system/def.html#xdm_e=http%3A%2F%2Fturbogears.org&amp;xdm_c=default5226&amp;xdm_p=1&amp;" xlink:type="simple" xlink:show="embed" xlink:actuate="onLoad" draw:frame-name="easyXDM_DISQUS_net_default5226_provider"/>
      </draw:frame>
      <text:h text:style-name="Heading_20_2" text:outline-level="2">Tgext.menu</text:h>
      <text:p text:style-name="Text_20_body">Unicode problem</text:p>
      <text:p text:style-name="Preformatted_20_Text">Change tgext/menu/functions.py, line 111 :</text:p>
      <text:p text:style-name="Preformatted_20_Text">return divmenu.render_unicode(menulist=menutree, name=menuname,</text:p>
      <text:p text:style-name="P1">vertical_menu=vertical)</text:p>
      <text:p text:style-name="Text_20_body">Vu chez Rotui, suite à transfert d'appel :</text:p>
      <text:p text:style-name="Preformatted_20_Text">16:25:12,957 WARNI [astportal2.lib.asterisk] Hangup: channel "AsyncGoto/DAHDI/i2/501040-46&lt;ZOMBIE&gt;" does not exit..</text:p>
      <text:p text:style-name="Preformatted_20_Text"/>
      <text:h text:style-name="Heading_20_2" text:outline-level="2">tgscheduler</text:h>
      <text:p text:style-name="Text_20_body">Utilisation de tgscheduler pour vérifier la connexion au manager, et reconnecter si nécessaire. Voir lib/app_globals.</text:p>
      <text:h text:style-name="Heading_20_2" text:outline-level="2">Phonebook</text:h>
      <text:p text:style-name="Text_20_body">Pour les nouveaux GXP (1450, 2100), le phonebook doit contenir le prénom et être encodé en UTF-8.</text:p>
      <text:h text:style-name="Heading_20_2" text:outline-level="2">Groupes d'appels</text:h>
      <text:p text:style-name="Text_20_body">CRUD + monitoring.</text:p>
      <text:p text:style-name="Text_20_body">Appel sortant par agent :</text:p>
      <text:p text:style-name="Preformatted_20_Text">Event: Newchannel <text:s text:c="68"/></text:p>
      <text:p text:style-name="Preformatted_20_Text">Privilege: call,all</text:p>
      <text:p text:style-name="Preformatted_20_Text">Channel: SIP/100-000001c8</text:p>
      <text:p text:style-name="Preformatted_20_Text">ChannelState: 0</text:p>
      <text:p text:style-name="Preformatted_20_Text">ChannelStateDesc: Down</text:p>
      <text:p text:style-name="Preformatted_20_Text">CallerIDNum: 100</text:p>
      <text:p text:style-name="Preformatted_20_Text">CallerIDName: J-D Girard</text:p>
      <text:p text:style-name="Preformatted_20_Text">AccountCode: </text:p>
      <text:p text:style-name="Preformatted_20_Text">Exten: 199</text:p>
      <text:p text:style-name="Preformatted_20_Text">Context: interne</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4</text:p>
      <text:p text:style-name="Preformatted_20_Text">ChannelStateDesc: Ring</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CEL</text:p>
      <text:p text:style-name="Preformatted_20_Text">Privilege: call,all</text:p>
      <text:p text:style-name="Preformatted_20_Text">EventName: CHAN_START</text:p>
      <text:p text:style-name="Preformatted_20_Text">AccountCode: </text:p>
      <text:p text:style-name="Preformatted_20_Text">CallerIDnum: 100</text:p>
      <text:p text:style-name="Preformatted_20_Text">CallerIDname: J-D Girard</text:p>
      <text:p text:style-name="Preformatted_20_Text">CallerIDani: </text:p>
      <text:p text:style-name="Preformatted_20_Text">CallerIDrdnis: </text:p>
      <text:p text:style-name="Preformatted_20_Text">CallerIDdnid: </text:p>
      <text:p text:style-name="Preformatted_20_Text">Exten: 199</text:p>
      <text:p text:style-name="Preformatted_20_Text"><text:soft-page-break/>Context: interne</text:p>
      <text:p text:style-name="Preformatted_20_Text">Channel: SIP/100-000001c8</text:p>
      <text:p text:style-name="Preformatted_20_Text">Application: </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1</text:p>
      <text:p text:style-name="Preformatted_20_Text">Application: NoOp</text:p>
      <text:p text:style-name="Preformatted_20_Text">AppData: demo-echotest</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2</text:p>
      <text:p text:style-name="Preformatted_20_Text">Application: Answer</text:p>
      <text:p text:style-name="Preformatted_20_Text">AppData: </text:p>
      <text:p text:style-name="Preformatted_20_Text">Uniqueid: 1310499724.643</text:p>
      <text:p text:style-name="Preformatted_20_Text"/>
      <text:p text:style-name="Preformatted_20_Text">Event: Newstate</text:p>
      <text:p text:style-name="Preformatted_20_Text">Privilege: call,all</text:p>
      <text:p text:style-name="Preformatted_20_Text">Channel: SIP/100-000001c8</text:p>
      <text:p text:style-name="Preformatted_20_Text">ChannelState: 6</text:p>
      <text:p text:style-name="Preformatted_20_Text">ChannelStateDesc: Up</text:p>
      <text:p text:style-name="Preformatted_20_Text">CallerIDNum: 100</text:p>
      <text:p text:style-name="Preformatted_20_Text">CallerIDName: J-D Girard</text:p>
      <text:p text:style-name="Preformatted_20_Text">Uniqueid: 1310499724.643</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1</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text:soft-page-break/>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CEL</text:p>
      <text:p text:style-name="Preformatted_20_Text">Privilege: call,all</text:p>
      <text:p text:style-name="Preformatted_20_Text">EventName: ANSWER</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Answer</text:p>
      <text:p text:style-name="Preformatted_20_Text">AppData: </text:p>
      <text:p text:style-name="Preformatted_20_Text">EventTime: 2011-07-12 09:42:04</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2</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2</text:p>
      <text:p text:style-name="Preformatted_20_Text">Paused: 0</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3</text:p>
      <text:p text:style-name="Preformatted_20_Text">Application: Wait</text:p>
      <text:p text:style-name="Preformatted_20_Text">AppData: 1</text:p>
      <text:p text:style-name="Preformatted_20_Text">Uniqueid: 1310499724.643</text:p>
      <text:p text:style-name="Preformatted_20_Text"/>
      <text:p text:style-name="Preformatted_20_Text">Event: Newexten</text:p>
      <text:p text:style-name="Preformatted_20_Text">Privilege: dialplan,all</text:p>
      <text:p text:style-name="Preformatted_20_Text">Channel: SIP/100-000001c8</text:p>
      <text:p text:style-name="Preformatted_20_Text">Context: interne</text:p>
      <text:p text:style-name="Preformatted_20_Text">Extension: 199</text:p>
      <text:p text:style-name="Preformatted_20_Text">Priority: 4</text:p>
      <text:p text:style-name="Preformatted_20_Text">Application: Playback</text:p>
      <text:p text:style-name="Preformatted_20_Text">AppData: demo-echotest</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text:p>
      <text:p text:style-name="Preformatted_20_Text">Value: ssrc=979310711;themssrc=1824743738;lp=0;rxjitter=0.000118;rxcount=147;txjitter=0.000000;txcount=95;rlp=0;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JITTER</text:p>
      <text:p text:style-name="Preformatted_20_Text">Value: minrxjitter=0.000000;maxrxjitter=0.000000;avgrxjitter=0.000000;stdevrxjitter=0.000000;reported_minjitter=0.000000;reported_maxjitter=0.000000;reported_avgjitter=0.000000;reported_stdevjitter=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LOSS</text:p>
      <text:p text:style-name="Preformatted_20_Text">Value: minrxlost=0.000000;maxrxlost=0.000000;avgrxlost=0.000000;stdevrxlost=0.000000;reported_minlost=0.000000;reported_maxlost=0.000000;reported_avglost=0.000000;repo<text:soft-page-break/>rted_stdevlos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RTPAUDIOQOSRTT</text:p>
      <text:p text:style-name="Preformatted_20_Text">Value: minrtt=0.000000;maxrtt=0.000000;avgrtt=0.000000;stdevrtt=0.000000;</text:p>
      <text:p text:style-name="Preformatted_20_Text">Uniqueid: 1310499724.643</text:p>
      <text:p text:style-name="Preformatted_20_Text"/>
      <text:p text:style-name="Preformatted_20_Text">Event: VarSet</text:p>
      <text:p text:style-name="Preformatted_20_Text">Privilege: dialplan,all</text:p>
      <text:p text:style-name="Preformatted_20_Text">Channel: SIP/100-000001c8</text:p>
      <text:p text:style-name="Preformatted_20_Text">Variable: PLAYBACKSTATUS</text:p>
      <text:p text:style-name="Preformatted_20_Text">Value: SUCCESS</text:p>
      <text:p text:style-name="Preformatted_20_Text">Uniqueid: 1310499724.643</text:p>
      <text:p text:style-name="Preformatted_20_Text"/>
      <text:p text:style-name="Preformatted_20_Text">Event: Hangup</text:p>
      <text:p text:style-name="Preformatted_20_Text">Privilege: call,all</text:p>
      <text:p text:style-name="Preformatted_20_Text">Channel: SIP/100-000001c8</text:p>
      <text:p text:style-name="Preformatted_20_Text">Uniqueid: 1310499724.643</text:p>
      <text:p text:style-name="Preformatted_20_Text">CallerIDNum: 100</text:p>
      <text:p text:style-name="Preformatted_20_Text">CallerIDName: J-D Girard</text:p>
      <text:p text:style-name="Preformatted_20_Text">Cause: 0</text:p>
      <text:p text:style-name="Preformatted_20_Text">Cause-txt: Unknown</text:p>
      <text:p text:style-name="Preformatted_20_Text"/>
      <text:p text:style-name="Preformatted_20_Text">Event: CEL</text:p>
      <text:p text:style-name="Preformatted_20_Text">Privilege: call,all</text:p>
      <text:p text:style-name="Preformatted_20_Text">EventName: HANGUP</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ExtensionStatus</text:p>
      <text:p text:style-name="Preformatted_20_Text">Privilege: call,all</text:p>
      <text:p text:style-name="Preformatted_20_Text">Exten: 100</text:p>
      <text:p text:style-name="Preformatted_20_Text">Context: hints</text:p>
      <text:p text:style-name="Preformatted_20_Text">Hint: SIP/100</text:p>
      <text:p text:style-name="Preformatted_20_Text">Status: 0</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0</text:p>
      <text:p text:style-name="Preformatted_20_Text"><text:soft-page-break/>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Event: CEL</text:p>
      <text:p text:style-name="Preformatted_20_Text">Privilege: call,all</text:p>
      <text:p text:style-name="Preformatted_20_Text">EventName: CHAN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CEL</text:p>
      <text:p text:style-name="Preformatted_20_Text">Privilege: call,all</text:p>
      <text:p text:style-name="Preformatted_20_Text">EventName: LINKEDID_END</text:p>
      <text:p text:style-name="Preformatted_20_Text">AccountCode: </text:p>
      <text:p text:style-name="Preformatted_20_Text">CallerIDnum: 100</text:p>
      <text:p text:style-name="Preformatted_20_Text">CallerIDname: J-D Girard</text:p>
      <text:p text:style-name="Preformatted_20_Text">CallerIDani: 100</text:p>
      <text:p text:style-name="Preformatted_20_Text">CallerIDrdnis: </text:p>
      <text:p text:style-name="Preformatted_20_Text">CallerIDdnid: 199</text:p>
      <text:p text:style-name="Preformatted_20_Text">Exten: 199</text:p>
      <text:p text:style-name="Preformatted_20_Text">Context: interne</text:p>
      <text:p text:style-name="Preformatted_20_Text">Channel: SIP/100-000001c8</text:p>
      <text:p text:style-name="Preformatted_20_Text">Application: </text:p>
      <text:p text:style-name="Preformatted_20_Text">AppData: </text:p>
      <text:p text:style-name="Preformatted_20_Text">EventTime: 2011-07-12 09:42:07</text:p>
      <text:p text:style-name="Preformatted_20_Text">AMAFlags: DOCUMENTATION</text:p>
      <text:p text:style-name="Preformatted_20_Text">UniqueID: 1310499724.643</text:p>
      <text:p text:style-name="Preformatted_20_Text">LinkedID: 1310499724.643</text:p>
      <text:p text:style-name="Preformatted_20_Text">Userfield: </text:p>
      <text:p text:style-name="Preformatted_20_Text">Peer: </text:p>
      <text:p text:style-name="Preformatted_20_Text"/>
      <text:p text:style-name="Preformatted_20_Text">Event: QueueMemberStatus</text:p>
      <text:p text:style-name="Preformatted_20_Text">Privilege: agent,all</text:p>
      <text:p text:style-name="Preformatted_20_Text">Queue: Autor_MIL</text:p>
      <text:p text:style-name="Preformatted_20_Text">Location: SIP/100</text:p>
      <text:p text:style-name="Preformatted_20_Text"><text:soft-page-break/>MemberName: Girard Jean-Denis</text:p>
      <text:p text:style-name="Preformatted_20_Text">Membership: dynamic</text:p>
      <text:p text:style-name="Preformatted_20_Text">Penalty: 0</text:p>
      <text:p text:style-name="Preformatted_20_Text">CallsTaken: 0</text:p>
      <text:p text:style-name="Preformatted_20_Text">LastCall: 0</text:p>
      <text:p text:style-name="Preformatted_20_Text">Status: 1</text:p>
      <text:p text:style-name="Preformatted_20_Text">Paused: 0</text:p>
      <text:p text:style-name="Preformatted_20_Text"/>
      <text:p text:style-name="Preformatted_20_Text">Event: QueueMemberStatus</text:p>
      <text:p text:style-name="Preformatted_20_Text">Privilege: agent,all</text:p>
      <text:p text:style-name="Preformatted_20_Text">Queue: Hotline_MIL</text:p>
      <text:p text:style-name="Preformatted_20_Text">Location: SIP/100</text:p>
      <text:p text:style-name="Preformatted_20_Text">MemberName: Girard Jean-Denis</text:p>
      <text:p text:style-name="Preformatted_20_Text">Membership: dynamic</text:p>
      <text:p text:style-name="Preformatted_20_Text">Penalty: 0</text:p>
      <text:p text:style-name="Preformatted_20_Text">CallsTaken: 9</text:p>
      <text:p text:style-name="Preformatted_20_Text">LastCall: 1310186187</text:p>
      <text:p text:style-name="Preformatted_20_Text">Status: 1</text:p>
      <text:p text:style-name="Preformatted_20_Text">Paused: 0</text:p>
      <text:p text:style-name="Preformatted_20_Text"/>
      <text:p text:style-name="Preformatted_20_Text">action: logoff</text:p>
      <text:h text:style-name="Heading_20_2" text:outline-level="2">Tests automatiques avec SIPp et pjsua</text:h>
      <text:p text:style-name="Text_20_body">Par exemple, pour vérifier le bon fonctionnement de la surveillance du centre d'appels.</text:p>
      <text:p text:style-name="Text_20_body">Configurer pjsua pour s'enregistrer avec plusieurs comptes (ci-dessous 4), en mode réponse automatique, puis jouer éventuellement sur le nombre maximum d'appels pour garder un agent libre :</text:p>
      <text:p text:style-name="Preformatted_20_Text"># Logging options:</text:p>
      <text:p text:style-name="Preformatted_20_Text">--log-level 5</text:p>
      <text:p text:style-name="Preformatted_20_Text">--app-log-level 4</text:p>
      <text:p text:style-name="Preformatted_20_Text"/>
      <text:p text:style-name="Preformatted_20_Text"># Accounts:</text:p>
      <text:p text:style-name="Preformatted_20_Text">--id sip:PSIvtkJL@192.168.10.106:5060</text:p>
      <text:p text:style-name="Preformatted_20_Text">--registrar sip:192.168.10.106:5060</text:p>
      <text:p text:style-name="Preformatted_20_Text">--reg-timeout 300</text:p>
      <text:p text:style-name="Preformatted_20_Text">--realm *</text:p>
      <text:p text:style-name="Preformatted_20_Text">--username PSIvtkJL</text:p>
      <text:p text:style-name="Preformatted_20_Text">--password EJf2awWb</text:p>
      <text:p text:style-name="Preformatted_20_Text">--use-timer 1</text:p>
      <text:p text:style-name="Preformatted_20_Text"/>
      <text:p text:style-name="Preformatted_20_Text">--next-account</text:p>
      <text:p text:style-name="Preformatted_20_Text">--id sip:ci6S5MQU@192.168.10.106:5060</text:p>
      <text:p text:style-name="Preformatted_20_Text">--registrar sip:192.168.10.106:5060</text:p>
      <text:p text:style-name="Preformatted_20_Text">--reg-timeout 300</text:p>
      <text:p text:style-name="Preformatted_20_Text">--realm *</text:p>
      <text:p text:style-name="Preformatted_20_Text">--username ci6S5MQU</text:p>
      <text:p text:style-name="Preformatted_20_Text">--password hUxiqqow</text:p>
      <text:p text:style-name="Preformatted_20_Text">--use-timer 1</text:p>
      <text:p text:style-name="Preformatted_20_Text"/>
      <text:p text:style-name="Preformatted_20_Text">--next-account</text:p>
      <text:p text:style-name="Preformatted_20_Text">--id sip:aNXsYBDJ@192.168.10.106:5060</text:p>
      <text:p text:style-name="Preformatted_20_Text">--registrar sip:192.168.10.106:5060</text:p>
      <text:p text:style-name="Preformatted_20_Text">--reg-timeout 300</text:p>
      <text:p text:style-name="Preformatted_20_Text">--realm *</text:p>
      <text:p text:style-name="Preformatted_20_Text">--username aNXsYBDJ</text:p>
      <text:p text:style-name="Preformatted_20_Text">--password qdB6FQyc</text:p>
      <text:p text:style-name="Preformatted_20_Text">--use-timer 1</text:p>
      <text:p text:style-name="Preformatted_20_Text"/>
      <text:p text:style-name="Preformatted_20_Text">--next-account</text:p>
      <text:p text:style-name="Preformatted_20_Text"><text:soft-page-break/>--id sip:GuO9bpdH@192.168.10.106:5060</text:p>
      <text:p text:style-name="Preformatted_20_Text">--registrar sip:192.168.10.106:5060</text:p>
      <text:p text:style-name="Preformatted_20_Text">--reg-timeout 300</text:p>
      <text:p text:style-name="Preformatted_20_Text">--realm *</text:p>
      <text:p text:style-name="Preformatted_20_Text">--username GuO9bpdH</text:p>
      <text:p text:style-name="Preformatted_20_Text">--password heSuDN2R</text:p>
      <text:p text:style-name="Preformatted_20_Text">--use-timer 1</text:p>
      <text:p text:style-name="Preformatted_20_Text"/>
      <text:p text:style-name="Preformatted_20_Text"># Network settings:</text:p>
      <text:p text:style-name="Preformatted_20_Text">--local-port 5678</text:p>
      <text:p text:style-name="Preformatted_20_Text"/>
      <text:p text:style-name="Preformatted_20_Text"># Media settings:</text:p>
      <text:p text:style-name="Preformatted_20_Text">--snd-auto-close 1</text:p>
      <text:p text:style-name="Preformatted_20_Text">#using default --clock-rate 16000</text:p>
      <text:p text:style-name="Preformatted_20_Text">#using default --quality 8</text:p>
      <text:p text:style-name="Preformatted_20_Text">#using default --ec-tail 200</text:p>
      <text:p text:style-name="Preformatted_20_Text">#using default --ilbc-mode 30</text:p>
      <text:p text:style-name="Preformatted_20_Text">--rtp-port 4000</text:p>
      <text:p text:style-name="Preformatted_20_Text"/>
      <text:p text:style-name="Preformatted_20_Text"># User agent:</text:p>
      <text:p text:style-name="Preformatted_20_Text">--auto-answer 200</text:p>
      <text:p text:style-name="Preformatted_20_Text">--max-calls 3</text:p>
      <text:p text:style-name="Preformatted_20_Text"/>
      <text:p text:style-name="Preformatted_20_Text">#</text:p>
      <text:p text:style-name="Preformatted_20_Text"># Buddies:</text:p>
      <text:p text:style-name="Preformatted_20_Text">#</text:p>
      <text:p text:style-name="Preformatted_20_Text"/>
      <text:p text:style-name="Preformatted_20_Text"># SIP extensions:</text:p>
      <text:p text:style-name="Preformatted_20_Text">--use-timer 1</text:p>
      <text:p text:style-name="Text_20_body"/>
      <text:p text:style-name="Text_20_body">Ensuite lancer plusieurs appels simultanés avec SIPp (depuis le répertoire /usr/share/sipp), dans plusieurs consoles, pour appels plus aléatoires :</text:p>
      <text:p text:style-name="Preformatted_20_Text">sudo sipp -sn uac_pcap -d 66666 -s '1000' localhost -r 3 -rp 3333 -l 3</text:p>
      <text:p text:style-name="Preformatted_20_Text">sudo sipp -sn uac_pcap -d 11111 -s '1000' localhost -r 3 -rp 5555 -l 3</text:p>
      <text:p text:style-name="Preformatted_20_Text"><text:s/>. . .</text:p>
      <text:h text:style-name="Heading_20_2" text:outline-level="2">Exception « relais brisé »</text:h>
      <text:p text:style-name="Text_20_body">Ces exceptions semblent apparaître lorsqu'on quitte une page de surveillance (appels ou centre d'appels), après qu'on l'ait quitté. En effet, il y a une requête en cours, et lorsqu'elle se termine, le client a disparu. Ça ne pose a priori pas de problème.</text:p>
      <text:h text:style-name="Heading_20_2" text:outline-level="2">Popup Firefox </text:h>
      <text:p text:style-name="Text_20_body">Pour autoriser les ouvertures de popup sans « location bar » :</text:p>
      <text:p text:style-name="Preformatted_20_Text">dom.disable_window_open_feature.location;false</text:p>
      <text:h text:style-name="Heading_20_2" text:outline-level="2">Affichage fiche client</text:h>
      <text:p text:style-name="Text_20_body">La BDP souhaite pouvoir ouvrir une fiche :</text:p>
      <text:list xml:id="list7619633310745506934" text:style-name="L1">
        <text:list-item>
          <text:p text:style-name="P25">client à la prise d'appel par l'agent, à afficher N secondes avant la mise en relation,</text:p>
        </text:list-item>
        <text:list-item>
          <text:p text:style-name="P25">compte rendu lorsque l'appel est raccroché.</text:p>
        </text:list-item>
      </text:list>
      <text:p text:style-name="Text_20_body">Actuellement l'ouverture de fiche à l'appel utilise l'option URL de la commande Queue ; rien n'est prévu pour le raccroché.</text:p>
      <text:p text:style-name="Text_20_body">Une solution consisterait à détecter les événements dans la fenêtre de surveillance des files (ou des <text:soft-page-break/>appels), et lorsque l'événement raccroché est détecté, ouvrir une fenêtre ; on pourrait aussi utiliser cette méthode pour l'appel entrant, ce qui permettrait d'être indépendant du softphone, voire utiliser un poste classique.</text:p>
      <text:p text:style-name="Text_20_body">Pour cela, l'idéal serait que les événements soient envoyés directement au navigateur : technologie HTML5 / Websockets. Tentative avec Moska, mais pas compris le fonctionnement, abandon.</text:p>
      <text:p text:style-name="Text_20_body">On peut continuer avec la technologie actuelle astportal21 : lib/asterisk.py reçoit et traite les événements, on peut donc déclencher une action dans l'interface templates/cc_monitor.py.</text:p>
      <text:p text:style-name="Text_20_body">Après différents essais, la solution consiste : </text:p>
      <text:list xml:id="list2889788949439421573" text:style-name="L2">
        <text:list-item>
          <text:p text:style-name="P26">à ajouter un Gosub dans les options de la commande Queue (idem avec Macro, mais Gosub est préféré),</text:p>
        </text:list-item>
        <text:list-item>
          <text:p text:style-name="P26">déclencher un événement utilisateur (AgentWillConnect) dans le Gosub, qui transmette certaines variables de canal intéressantes (memebername, callerid, uniqueid, channel) ; pour cela on doit utiliser la fonction master_channel, puisque le canal en cours dans le Gosub est celui de l'agent,</text:p>
        </text:list-item>
        <text:list-item>
          <text:p text:style-name="P26">ensuite faire une pause de N secondes dans le Gosub,</text:p>
        </text:list-item>
        <text:list-item>
          <text:p text:style-name="P26">dans lib/asterisk.py détecter le UserEvent AgentWillConnect, et ajouter les informations au dictionnaire members</text:p>
        </text:list-item>
        <text:list-item>
          <text:p text:style-name="P26">dans templates/cc_monitor.html, lorsque l'état de l'agent passe à 2 (utilisé), on regarde si l'agent correspond à celui qui va être connecté ; le cas échéant, on ouvre une fenêtre avec les paramètres qui permettent de retrouver le client,</text:p>
        </text:list-item>
        <text:list-item>
          <text:p text:style-name="P26">dans templates/cc_monitor.html, lorsque l'état de l'agent passe à 1 (raccroché), on ouvre la fenêtre de compte rendu d'appel.</text:p>
        </text:list-item>
      </text:list>
      <text:p text:style-name="Text_20_body">Paramètres de la file d'attente :</text:p>
      <text:p text:style-name="Preformatted_20_Text">[Groupe1]</text:p>
      <text:p text:style-name="Preformatted_20_Text">strategy = rrmemory</text:p>
      <text:p text:style-name="Preformatted_20_Text">wrapuptime = 0</text:p>
      <text:p text:style-name="Preformatted_20_Text">announce-frequency = 15</text:p>
      <text:p text:style-name="Preformatted_20_Text">min-announce-frequency = 0</text:p>
      <text:p text:style-name="Preformatted_20_Text">announce-holdtime = no</text:p>
      <text:p text:style-name="Preformatted_20_Text">announce-position = no</text:p>
      <text:p text:style-name="Preformatted_20_Text">ringinuse = no</text:p>
      <text:p text:style-name="Preformatted_20_Text">; memberdelay = 4</text:p>
      <text:p text:style-name="Preformatted_20_Text">;eventwhencalled = vars ; yes|no|vars</text:p>
      <text:p text:style-name="Preformatted_20_Text">setinterfacevar = yes</text:p>
      <text:p text:style-name="Preformatted_20_Text">;setqueuevar = yes</text:p>
      <text:p text:style-name="Preformatted_20_Text">setqueueentryvar = yes<text:tab/></text:p>
      <text:p text:style-name="Preformatted_20_Text">;membermacro = agent_connect</text:p>
      <text:p text:style-name="Text_20_body"/>
      <text:p text:style-name="Text_20_body">Contexte d'entrée dans la file (incluant le Gosub) :</text:p>
      <text:p text:style-name="Preformatted_20_Text">exten =&gt; s,1,NoOp(${CALLERID()} ${UNIQUEID})</text:p>
      <text:p text:style-name="Preformatted_20_Text">exten =&gt; s,2,Set(ASTP_test=1234abc)</text:p>
      <text:p text:style-name="Preformatted_20_Text">exten =&gt; s,3,Playback(astportal/ann_g1)</text:p>
      <text:p text:style-name="Preformatted_20_Text">exten =&gt; s,4,Queue(Groupe1,,,,,,,agent_connect)</text:p>
      <text:p text:style-name="Text_20_body"/>
      <text:p text:style-name="Text_20_body">Contexte associé au Gosub de Queue :</text:p>
      <text:p text:style-name="Preformatted_20_Text">[agent_connect]</text:p>
      <text:p text:style-name="Preformatted_20_Text">exten =&gt; s,1,Noop(uid=${UNIQUEID})</text:p>
      <text:p text:style-name="Preformatted_20_Text"/>
      <text:p text:style-name="Preformatted_20_Text"><text:s text:c="2"/>same =&gt; n,Verbose(2,AgentWillConnect,Agent: ${MEMBERNAME},HoldTime: $<text:soft-page-break/>{QEHOLDTIME},PeerChannel: ${MASTER_CHANNEL(CHANNEL)},PeerCallerid: ${MASTER_CHANNEL(CALLERID(all))},PeerUniqueid: ${MASTER_CHANNEL(UNIQUEID)},Custom1: ${MASTER_CHANNEL(ASTP_test)})</text:p>
      <text:p text:style-name="Preformatted_20_Text"/>
      <text:p text:style-name="Preformatted_20_Text"><text:s text:c="2"/>same =&gt; n,UserEvent(AgentWillConnect,Agent: ${MEMBERNAME},HoldTime: ${QEHOLDTIME},PeerChannel: ${MASTER_CHANNEL(CHANNEL)},PeerCallerid: ${MASTER_CHANNEL(CALLERID(all))},PeerUniqueid: ${MASTER_CHANNEL(UNIQUEID)},Custom1: ${MASTER_CHANNEL(ASTP_test)})</text:p>
      <text:p text:style-name="Preformatted_20_Text"/>
      <text:p text:style-name="Preformatted_20_Text"><text:s text:c="2"/>same =&gt; n,Wait(4)</text:p>
      <text:p text:style-name="Preformatted_20_Text"><text:s text:c="2"/>same =&gt; n,Return</text:p>
      <text:p text:style-name="Text_20_body"/>
      <text:p text:style-name="Text_20_body">Problèmes à voir : comment définir les paramètres depuis l'IHM (durée d'attente avant connexion de l'agent, et destination du Gosub, fiches à ouvrir par l'agent, ...) ? On ajoute ces paramètres à l'objet queue, et on les passe en tant que variables du plan de numérotation dans les applications. On peut ainsi directement régler le délai à la mise en relation. Pour les URL à la mise en relation ou au raccroché, on génère un événement utilisateur, qui permet de stocker ces variables dans la structure member, et de les passer à la page cc_monitor via JSON.</text:p>
      <text:p text:style-name="Text_20_body">Noms des variables : CONNECTURL, HANGUPURL, CONNECTDELAY.</text:p>
      <text:p text:style-name="Text_20_body">En fait il est plus souple de définir les variables via les scénarios avant d'appeler la file.</text:p>
      <text:h text:style-name="Heading_20_3" text:outline-level="3">Authentification CAS</text:h>
      <text:p text:style-name="Text_20_body">À la demande de l'UPF, étude de la CAS-ification de l'application.</text:p>
      <text:p text:style-name="Text_20_body">Dans un premier temps suppression de l'authentification « standard » via SQLalchemy, et remplacée par la configuration normale de repoze.who :</text:p>
      <text:list xml:id="list1524745508015622681" text:style-name="L3">
        <text:list-item>
          <text:p text:style-name="P27">suppression des paramètres correspondants dans astportal2/config/app_cfg.py,</text:p>
        </text:list-item>
        <text:list-item>
          <text:p text:style-name="P27">création de who.ini,</text:p>
        </text:list-item>
        <text:list-item>
          <text:p text:style-name="P27">ajout du middleware repoze.who dans astportal2/config/middleware.py.</text:p>
        </text:list-item>
      </text:list>
      <text:p text:style-name="Text_20_body">À partir de là, l'application fonctionne comme avant, mais la configuration de repoze.who peut être librement modifiée.</text:p>
      <text:p text:style-name="Text_20_body">Installation du plugin repose.who.plugins.cas (easy_install repoze.who.plugins.cas), puis configuration dans who.ini de l'authentification via CAS.</text:p>
      <text:p text:style-name="Text_20_body">CAS fournit un userid ; pour faire le lien avec les utilisateurs / groupes / permissions du modèle d'authentification initial de Turbogears, il suffit de réutiliser les fournisseurs métadata standards de Turbogears, c'est à dire astportal2.lib.auth:md_plugin et <text:s/>astportal2.lib.auth:md_group_plugin.</text:p>
      <text:p text:style-name="Text_20_body">(référence <text:a xlink:type="simple" xlink:href="http://turbogears.org/2.1/docs/main/Auth/index.html">http://turbogears.org/2.1/docs/main/Auth/index.html</text:a>).</text:p>
      <text:p text:style-name="Text_20_body">Voir la branche CAS.</text:p>
      <text:h text:style-name="Heading_20_3" text:outline-level="3">jsPlumb.org</text:h>
      <text:p text:style-name="Text_20_body">Utiliser cette librairie pour dessiner les lignes dans les scenarios ?</text:p>
      <text:h text:style-name="Heading_20_3" text:outline-level="3">Branche sg-bdp</text:h>
      <text:p text:style-name="Text_20_body">Création d’une nouvelle branche spécifique centre d’appels SG-BDP.</text:p>
      <text:h text:style-name="Heading_20_3" text:outline-level="3"><text:soft-page-break/>Scénario</text:h>
      <text:p text:style-name="Text_20_body">Fichiers CSS manquants pour JQueryUI ui_css.tar.bz2 à placer dans :</text:p>
      <text:p text:style-name="Preformatted_20_Text">/opt/tg22env/lib/python2.7/site-packages/tw.jquery-0.9.10-py2.7.egg/tw/jquery/static/css</text:p>
      <text:h text:style-name="Heading_20_3" text:outline-level="3">Taxation OPT</text:h>
      <text:p text:style-name="Preformatted_20_Text"/>
      <text:p text:style-name="Preformatted_20_Text">astportal3=# SELECT * FROM table_zonage WHERE prefixe ILIKE '0033%';</text:p>
      <text:p text:style-name="Preformatted_20_Text">-[ RECORD 1 ]--+---------------</text:p>
      <text:p text:style-name="Preformatted_20_Text">prefixe <text:s text:c="7"/>| 003379</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2 ]--+---------------</text:p>
      <text:p text:style-name="Preformatted_20_Text">prefixe <text:s text:c="7"/>| 00336</text:p>
      <text:p text:style-name="Preformatted_20_Text">code_geo <text:s text:c="6"/>| FR</text:p>
      <text:p text:style-name="Preformatted_20_Text">zone_tarifaire | Internationale</text:p>
      <text:p text:style-name="Preformatted_20_Text">zaa <text:s text:c="11"/>| INTL_FR_mobile</text:p>
      <text:p text:style-name="Preformatted_20_Text">zam <text:s text:c="11"/>| ZAM4</text:p>
      <text:p text:style-name="Preformatted_20_Text">zna <text:s text:c="11"/>| INTL_FR_mobile</text:p>
      <text:p text:style-name="Preformatted_20_Text">surtaxe_pcv <text:s text:c="3"/>| 1</text:p>
      <text:p text:style-name="Preformatted_20_Text">ile_ou_pays <text:s text:c="3"/>| FRANCE</text:p>
      <text:p text:style-name="Preformatted_20_Text">-[ RECORD 3 ]--+---------------</text:p>
      <text:p text:style-name="Preformatted_20_Text">prefixe <text:s text:c="7"/>| 0033</text:p>
      <text:p text:style-name="Preformatted_20_Text">code_geo <text:s text:c="6"/>| FR</text:p>
      <text:p text:style-name="Preformatted_20_Text">zone_tarifaire | Internationale</text:p>
      <text:p text:style-name="Preformatted_20_Text">zaa <text:s text:c="11"/>| INTL_FR</text:p>
      <text:p text:style-name="Preformatted_20_Text">zam <text:s text:c="11"/>| ZAM4</text:p>
      <text:p text:style-name="Preformatted_20_Text">zna <text:s text:c="11"/>| INTL_FR</text:p>
      <text:p text:style-name="Preformatted_20_Text">surtaxe_pcv <text:s text:c="3"/>| 1</text:p>
      <text:p text:style-name="Preformatted_20_Text">ile_ou_pays <text:s text:c="3"/>| FRANCE</text:p>
      <text:p text:style-name="Preformatted_20_Text"/>
      <text:p text:style-name="Preformatted_20_Text">astportal3=# SELECT * FROM optimum_time WHERE destination ILIKE 'INTL_FR%' AND offre= 'OPTIMUM_200';</text:p>
      <text:p text:style-name="Preformatted_20_Text">-[ RECORD 1 ]---------------</text:p>
      <text:p text:style-name="Preformatted_20_Text">offre <text:s text:c="6"/>| OPTIMUM_200</text:p>
      <text:p text:style-name="Preformatted_20_Text">destination | INTL_FR</text:p>
      <text:p text:style-name="Preformatted_20_Text">ctm <text:s text:c="8"/>| 60</text:p>
      <text:p text:style-name="Preformatted_20_Text">prix_ctm1 <text:s text:c="2"/>| 19.09</text:p>
      <text:p text:style-name="Preformatted_20_Text">prix_ctm2 <text:s text:c="2"/>| 23.64</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prix_df <text:s text:c="4"/>| 19.09</text:p>
      <text:p text:style-name="Preformatted_20_Text">prix_hf <text:s text:c="4"/>| 23.64</text:p>
      <text:p text:style-name="Preformatted_20_Text">-[ RECORD 2 ]---------------</text:p>
      <text:p text:style-name="Preformatted_20_Text">offre <text:s text:c="6"/>| OPTIMUM_200</text:p>
      <text:p text:style-name="Preformatted_20_Text">destination | INTL_FR_mobile</text:p>
      <text:p text:style-name="Preformatted_20_Text">ctm <text:s text:c="8"/>| 60</text:p>
      <text:p text:style-name="Preformatted_20_Text">prix_ctm1 <text:s text:c="2"/>| 33.33</text:p>
      <text:p text:style-name="Preformatted_20_Text">prix_ctm2 <text:s text:c="2"/>| 37.88</text:p>
      <text:p text:style-name="Preformatted_20_Text">prix_hp1 <text:s text:c="3"/>| 0</text:p>
      <text:p text:style-name="Preformatted_20_Text">prix_hp2 <text:s text:c="3"/>| 0</text:p>
      <text:p text:style-name="Preformatted_20_Text">prix_hc1 <text:s text:c="3"/>| 0</text:p>
      <text:p text:style-name="Preformatted_20_Text">prix_hc2 <text:s text:c="3"/>| 0</text:p>
      <text:p text:style-name="Preformatted_20_Text"><text:soft-page-break/>prix_df <text:s text:c="4"/>| 33.33</text:p>
      <text:p text:style-name="Preformatted_20_Text">prix_hf <text:s text:c="4"/>| 37.88</text:p>
      <text:p text:style-name="Preformatted_20_Text"/>
      <text:p text:style-name="Preformatted_20_Text">astportal3=# SELECT * FROM table_prix WHERE zone_destination='ZAM4' ;</text:p>
      <text:p text:style-name="Preformatted_20_Text">-[ RECORD 1 ]----+--------</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
      <text:p text:style-name="Preformatted_20_Text">astportal3=# SELECT * FROM liste_pays WHERE code='FR' ;</text:p>
      <text:p text:style-name="Preformatted_20_Text">-[ RECORD 1 ]---</text:p>
      <text:p text:style-name="Preformatted_20_Text">code <text:s text:c="3"/>| FR</text:p>
      <text:p text:style-name="Preformatted_20_Text">libelle | FRANCE</text:p>
      <text:p text:style-name="Preformatted_20_Text"/>
      <text:p text:style-name="Text_20_body">exemples de requêtes combinées :</text:p>
      <text:p text:style-name="Preformatted_20_Text">astportal3=# SELECT * FROM table_zonage, optimum_time, table_prix, liste_pays WHERE destination=zaa AND zam=zone_destination AND code=code_geo AND offre='OPTIMUM_200' AND prefixe='0033' ;</text:p>
      <text:p text:style-name="Preformatted_20_Text">-[ RECORD 1 ]----+---------------</text:p>
      <text:p text:style-name="Preformatted_20_Text">prefixe <text:s text:c="9"/>| 0033</text:p>
      <text:p text:style-name="Preformatted_20_Text">code_geo <text:s text:c="8"/>| FR</text:p>
      <text:p text:style-name="Preformatted_20_Text">zone_tarifaire <text:s text:c="2"/>| Internationale</text:p>
      <text:p text:style-name="Preformatted_20_Text">zaa <text:s text:c="13"/>| INTL_FR</text:p>
      <text:p text:style-name="Preformatted_20_Text">zam <text:s text:c="13"/>| ZAM4</text:p>
      <text:p text:style-name="Preformatted_20_Text">zna <text:s text:c="13"/>| INTL_FR</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text:p>
      <text:p text:style-name="Preformatted_20_Text">ctm <text:s text:c="13"/>| 60</text:p>
      <text:p text:style-name="Preformatted_20_Text">prix_ctm1 <text:s text:c="7"/>| 19.09</text:p>
      <text:p text:style-name="Preformatted_20_Text">prix_ctm2 <text:s text:c="7"/>| 23.64</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19.09</text:p>
      <text:p text:style-name="Preformatted_20_Text">prix_hf <text:s text:c="9"/>| 23.64</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p text:style-name="Preformatted_20_Text">astportal3=# SELECT * FROM table_zonage, optimum_time, table_prix, liste_pays WHERE destination=zaa AND zam=zone_destination AND code=code_geo AND offre='OPTIMUM_200' AND prefixe='003379' ;</text:p>
      <text:p text:style-name="Preformatted_20_Text">-[ RECORD 1 ]----+---------------</text:p>
      <text:p text:style-name="Preformatted_20_Text">prefixe <text:s text:c="9"/>| 003379</text:p>
      <text:p text:style-name="Preformatted_20_Text"><text:soft-page-break/>code_geo <text:s text:c="8"/>| FR</text:p>
      <text:p text:style-name="Preformatted_20_Text">zone_tarifaire <text:s text:c="2"/>| Internationale</text:p>
      <text:p text:style-name="Preformatted_20_Text">zaa <text:s text:c="13"/>| INTL_FR_mobile</text:p>
      <text:p text:style-name="Preformatted_20_Text">zam <text:s text:c="13"/>| ZAM4</text:p>
      <text:p text:style-name="Preformatted_20_Text">zna <text:s text:c="13"/>| INTL_FR_mobile</text:p>
      <text:p text:style-name="Preformatted_20_Text">surtaxe_pcv <text:s text:c="5"/>| 1</text:p>
      <text:p text:style-name="Preformatted_20_Text">ile_ou_pays <text:s text:c="5"/>| FRANCE</text:p>
      <text:p text:style-name="Preformatted_20_Text">offre <text:s text:c="11"/>| OPTIMUM_200</text:p>
      <text:p text:style-name="Preformatted_20_Text">destination <text:s text:c="5"/>| INTL_FR_mobile</text:p>
      <text:p text:style-name="Preformatted_20_Text">ctm <text:s text:c="13"/>| 60</text:p>
      <text:p text:style-name="Preformatted_20_Text">prix_ctm1 <text:s text:c="7"/>| 33.33</text:p>
      <text:p text:style-name="Preformatted_20_Text">prix_ctm2 <text:s text:c="7"/>| 37.88</text:p>
      <text:p text:style-name="Preformatted_20_Text">prix_hp1 <text:s text:c="8"/>| 0</text:p>
      <text:p text:style-name="Preformatted_20_Text">prix_hp2 <text:s text:c="8"/>| 0</text:p>
      <text:p text:style-name="Preformatted_20_Text">prix_hc1 <text:s text:c="8"/>| 0</text:p>
      <text:p text:style-name="Preformatted_20_Text">prix_hc2 <text:s text:c="8"/>| 0</text:p>
      <text:p text:style-name="Preformatted_20_Text">prix_df <text:s text:c="9"/>| 33.33</text:p>
      <text:p text:style-name="Preformatted_20_Text">prix_hf <text:s text:c="9"/>| 37.88</text:p>
      <text:p text:style-name="Preformatted_20_Text">zone_destination | ZAM4</text:p>
      <text:p text:style-name="Preformatted_20_Text">ctm <text:s text:c="13"/>| 180</text:p>
      <text:p text:style-name="Preformatted_20_Text">prix_ctm <text:s text:c="8"/>| 1024.98</text:p>
      <text:p text:style-name="Preformatted_20_Text">cta <text:s text:c="13"/>| 0</text:p>
      <text:p text:style-name="Preformatted_20_Text">prix_cta <text:s text:c="8"/>| 0</text:p>
      <text:p text:style-name="Preformatted_20_Text">prix_hc <text:s text:c="9"/>| 341.66</text:p>
      <text:p text:style-name="Preformatted_20_Text">prix_hp <text:s text:c="9"/>| 341.66</text:p>
      <text:p text:style-name="Preformatted_20_Text">step_hc <text:s text:c="9"/>| 60</text:p>
      <text:p text:style-name="Preformatted_20_Text">step_hp <text:s text:c="9"/>| 60</text:p>
      <text:p text:style-name="Preformatted_20_Text">code <text:s text:c="12"/>| FR</text:p>
      <text:p text:style-name="Preformatted_20_Text">libelle <text:s text:c="9"/>| FRANCE</text:p>
      <text:p text:style-name="Preformatted_20_Text"/>
      <text:h text:style-name="P37" text:outline-level="3">qtmonitor sous Win7</text:h>
      <text:p text:style-name="P2">Création VM Win7 sur tiare.</text:p>
      <text:p text:style-name="P2">Installation Python-2.7.3 + pyqt à partir des binaires.</text:p>
      <text:p text:style-name="P2">Installation de PyInstaller : il génère un dossier monitor/dist/monitor/ qui contient un exécutable (monitor.exe) et toutes les DLL pour que ça fonctionne. Il faut aussi lancer pyinstaller avec l’option -w, sinon la fenêtre dos apparaît.</text:p>
      <text:p text:style-name="P19">cd pyinstaller</text:p>
      <text:p text:style-name="P20">pyinstaller.py -w ..\pyqt\monitor.py</text:p>
      <text:p text:style-name="P20">copy ..\pyqt\monitor.cfg monitor\dist\monitor\</text:p>
      <text:p text:style-name="P20">cd dist\monitor</text:p>
      <text:p text:style-name="P20"/>
      <text:p text:style-name="P2">Il suffit alors d’ajouter monitor.cfg à ce dossier, le zipper, et l’installer sur un autre PC. On peut aussi utiliser nsis pour générer un installeur à partir du dossier zippé (taille plus petite) : ça permet de l’installer, mais il n’y a pas de dés-installeur (supprimer le dossier ?).</text:p>
      <text:h text:style-name="P38" text:outline-level="3">Enregistrement agents selon date / heure</text:h>
      <text:p text:style-name="P5">La demande de la CSB est de pouvoir enregistrer un agent déterminé selon la date et l’heure, avec des répétitions. Cela revient à gérer un calendrier des enregistrements. l’idée serait donc d’utiliser un vrai calendrier (radicale par exemple), et qu’Asterisk y accède via res_calendar).</text:p>
      <text:p text:style-name="P3">Installation de la bibliothèque caldav pour Python (easyinstall caldav), dans tgenv, et réalisation du script de test test_caldav.py. Fonctionne comme attendu, sauf la récupération par date : radicale renvoie toujours tous les événements.</text:p>
      <text:p text:style-name="P4">Problème de canaux qui restent bloqués dans la page de surveillance : on en a 8 après ~2 mois de <text:soft-page-break/>fonctionnement</text:p>
      <text:h text:style-name="Heading_20_3" text:outline-level="3">Problème d'appels <text:span text:style-name="T1">fantômes dans la surveillance des appels</text:span></text:h>
      <text:p text:style-name="P4">Après ~deux mois de fonctionnement, liste des canaux (variable asterisk.channels tel que renvoyée par https://callcenter.sg-bdp.pf/monitor/update_channels?last=0) :</text:p>
      <text:p text:style-name="P4">{"channels": {</text:p>
      <text:p text:style-name="P4"><text:s text:c="3"/>"SIP/OXOTARAVAO-00013a7c": </text:p>
      <text:p text:style-name="P4"><text:s text:c="9"/>{"LastUpdate": 1384368115.015565, "Begin": 1384368002.031237, "Extension": "s", "AppData": "Routage,tT,,,,,,agent_connect", "ConnectedLineNum": "", "ChannelState": "6", "Outgoing": true, "CallerIDNum": "+689570269", "Priority": "43", "Application": "Queue", "State": "Up", "ConnectedLineName": "", "Link": "SIP/R97M12ox-00013a80", "Uniqueid": "1384368001.81076", "CallerIDName": "Routage 06737 -", "Context": "App_1_Entrant", "Event": "Newexten"}, </text:p>
      <text:p text:style-name="P4"><text:s text:c="3"/>"SIP/OXE-00013a78": {</text:p>
      <text:p text:style-name="P4"><text:s text:c="9"/>"LastUpdate": 1384368100.974716, "Begin": 1384367968.222876, "Extension": "6735", "AppData": "SIP/10.152.28.10/06735,,tT", "ConnectedLineNum": "", "ChannelState": "6", "Outgoing": true, "CallerIDNum": "564681", "Priority": "4", "Application": "Dial", "State": "Up", "ConnectedLineName": "", "Uniqueid": "1384367967.81072", "CallerIDName": "564681", "Context": "gkd8wQ4j", "Event": "Newexten"}, </text:p>
      <text:p text:style-name="P4"><text:s text:c="3"/>"SIP/OXOTARAVAO-00013a75": {"LastUpdate": 1384368002.097343, "Begin": 1384367842.107579, "Extension": "23712", "AppData": "SIP/23712@OXOTARAVAO,,tT", "ConnectedLineNum": "", "ChannelState": "6", "Outgoing": true, "CallerIDNum": "+689570269", "Priority": "4", "Application": "Dial", "State": "Up", "ConnectedLineName": "", "Link": "SIP/OXOTARAVAO-00013a79", "Uniqueid": "1384367841.81069", "CallerIDName": "", "Context": "gkd8wQ4j", "Event": "Newexten"}, </text:p>
      <text:p text:style-name="P4"><text:s text:c="3"/>"SIP/OXOTARAVAO-00013a79": {"LastUpdate": 1384368002.097347, "Begin": 1384368002.094991, "ConnectedLineNum": "+689570269", "ChannelState": "6", "Outgoing": false, "CallerIDNum": "23712", "State": "Up", "ConnectedLineName": "Routage 06737 - AGENCE TARAVAO", "Link": "SIP/OXOTARAVAO-00013a75", "Uniqueid": "1384367976.81073", "CallerIDName": "Firuu Poenoa", "Event": "Newstate"}, </text:p>
      <text:p text:style-name="P4"><text:s text:c="3"/>"SIP/R97M12ox-00013a80": {"LastUpdate": 1384368115.015569, "Begin": 1384368114.994666, "Extension": "s", "AppData": "", "ConnectedLineNum": "+689570269", "ChannelState": "6", "Outgoing": false, "CallerIDNum": "34106", "Priority": "1", "Application": "NoOp", "State": "Up", "ConnectedLineName": "Routage 06737 - AGENCE TARAVAO", "Link": "SIP/OXOTARAVAO-00013a7c", "Uniqueid": "1384368090.81080", "CallerIDName": "Bohl Lucia", "Context": "app_queue_gosub_virtual_context", "Event": "Newexten"}, </text:p>
      <text:p text:style-name="P4"><text:s text:c="3"/>"SIP/10.152.28.10-00013a81": {"LastUpdate": 1384368101.308607, "Begin": 1384368100.975589, "ConnectedLineNum": "564681", "ChannelState": "5", "CallerIDNum": "6735", "State": "Ringing", "ConnectedLineName": "Routage 06730 - AGENCE POMARE", "Uniqueid": "1384368100.81081", "CallerIDName": "Firuu Poenoa", "Event": "Newstate"}, </text:p>
      <text:p text:style-name="P4"><text:s text:c="3"/>"AsyncGoto/SIP/10.152.28.10-00005dea": {"Begin": 1380743972.044127, "State": "Up", "CallerIDNum": "", "Uniqueid": "1380743972.24230", "CallerIDName": ""}, </text:p>
      <text:p text:style-name="P4"><text:s text:c="3"/>"AsyncGoto/SIP/10.152.28.10-00004ece": {"Begin": 1380570082.367146, "State": "Up", "CallerIDNum": "", "Uniqueid": "1380570082.20353", "CallerIDName": ""}, </text:p>
      <text:p text:style-name="P4"><text:s text:c="3"/>"AsyncGoto/SIP/10.152.28.10-00009c8c": {"Begin": 1381802156.634176, "State": "Up", "CallerIDNum": "", "Uniqueid": "1381802156.40406", "CallerIDName": ""}, </text:p>
      <text:p text:style-name="P4"><text:soft-page-break/><text:s text:c="3"/>"AsyncGoto/SIP/10.152.28.10-000136dd": {"Begin": 1384292169.663337, "State": "Up", "CallerIDNum": "", "Uniqueid": "1384292169.80143", "CallerIDName": ""}, </text:p>
      <text:p text:style-name="P4"><text:s text:c="3"/>"AsyncGoto/SIP/10.152.28.10-000124bc": {"Begin": 1383787949.145955, "State": "Up", "CallerIDNum": "", "Uniqueid": "1383787949.75483", "CallerIDName": ""}</text:p>
      <text:p text:style-name="P4"><text:s text:c="3"/>"AsyncGoto/SIP/OXOMOANANUI-00000416": {"Begin": 1379450818.598736, "State": "Up", "CallerIDNum": "", "Uniqueid": "1379450818.1061", "CallerIDName": ""}, </text:p>
      <text:p text:style-name="P4"><text:s text:c="3"/>"AsyncGoto/SIP/10.152.28.10-0000cc4a": {"Begin": 1382554125.751599, "State": "Up", "CallerIDNum": "", "Uniqueid": "1382554125.52752", "CallerIDName": ""}, </text:p>
      <text:p text:style-name="P4"><text:s text:c="3"/>"AsyncGoto/SIP/10.152.28.10-00009b5d": {"Begin": 1381793628.942723, "State": "Up", "CallerIDNum": "", "Uniqueid": "1381793628.40099", "CallerIDName": ""}, </text:p>
      <text:p text:style-name="P4"><text:s text:c="3"/>}, </text:p>
      <text:p text:style-name="P4"><text:s text:c="3"/>"last_update": 1384368115.01559}</text:p>
      <text:p text:style-name="P4"/>
      <text:p text:style-name="P4">Les différents canaux AsyncGoto/xxx correspondent aux 8 canaux bloqués dans l'interface.</text:p>
      <text:p text:style-name="P4"/>
      <text:p text:style-name="P4">Log astportal pour OXOMOANANUI-00000416 :</text:p>
      <text:p text:style-name="P4">2013-09-17 10:46:58,602 WARNI [astportal2.lib.asterisk] Hangup: channel "AsyncGoto/SIP/OXOMOANANUI-00000416&lt;ZOMBIE&gt;" does not exist...</text:p>
      <text:p text:style-name="P4">2013-09-17 10:46:58,603 WARNI [astportal2.lib.asterisk] Hangup: "AsyncGoto/SIP/OXOMOANANUI-00000416&lt;ZOMBIE&gt;" -&gt; destroy SIP/OXOMOANANUI-00000416</text:p>
      <text:p text:style-name="P4">2013-09-17 10:47:08,105 INFO <text:s/>[paste.httpserver.ThreadPool] kill_hung_threads status: 50 threads (6 working, 44 idle, 0 starting) ave time 0.44sec, max time 1.92sec, killed 0 workers</text:p>
      <text:p text:style-name="P4">2013-09-17 10:47:11,047 WARNI [astportal2.lib.asterisk] Link: channel "SIP/OXOMOANANUI-00000416" doesn't exist ?</text:p>
      <text:p text:style-name="P4">2013-09-17 10:47:30,434 WARNI [astportal2.lib.asterisk] Hangup: channel "SIP/OXOMOANANUI-00000416" does not exist...</text:p>
      <text:p text:style-name="P4">2013-09-17 10:47:30,434 WARNI [astportal2.lib.asterisk] Hangup: "SIP/OXOMOANANUI-00000416" no channel to destroy</text:p>
      <text:p text:style-name="P4">2013-09-17 10:47:30,434 WARNI [astportal2.lib.asterisk] Hangup: channel "SIP/OXOMOANANUI-00000416" doesn't exist ?</text:p>
      <text:p text:style-name="P4"/>
      <text:p text:style-name="P4">Ces canaux AsyncGoto sont a priori créés par Asterisk lors des transferts ou des redirections via AMI (à vérifier).</text:p>
      <text:p text:style-name="P4">http://www.voip-info.org/wiki/view/Asterisk+manager+Example:+Redirect</text:p>
      <text:p text:style-name="P4">http://www.voip-info.org/wiki/view/Asterisk+manager+Example:+Transfer</text:p>
      <text:p text:style-name="P4"/>
      <text:p text:style-name="P4">L'événement correspondant à leur création est bien vu par AstPortal -&gt; nouvelle clé dans le dictionnaire channels.</text:p>
      <text:p text:style-name="P4">L'événement correspondant à leur destruction est bien vu par AstPortal, mais &lt;ZOMBIE&gt; ajouté à la fin du nom de canal ne permet pas de trouver la bonne clé dans le dictionnaire channels. Ensuite le code dans AstPortal recherche un canal qui est contenu dans le nom reçu ; dans ce cas, ça peut <text:soft-page-break/>malheureusement conduire à la destruction du canal original (SIP/OXOMOANANUI-00000416), et le canal AsyncGoto/SIP/OXOMOANANUI-00000416 n'est jamais détruit. Ensuite le canal original n'est plus trouvé lors des autres évènements (Link et Hangup).</text:p>
      <text:p text:style-name="P4"/>
      <text:p text:style-name="P4">Solution 1 : ignorer les évènements pour les canaux dont le nom commence par AsyncGoto</text:p>
      <text:p text:style-name="P4">Solution 2 : lors de la destruction rechercher si la clé n'est pas trouvée et si le nom se termine par &lt;ZOMBIE&gt;, rechercher la clé en retirant &lt;ZOMBIE&gt; du nom.</text:p>
      <text:p text:style-name="P4"/>
      <text:p text:style-name="P4">diff --git a/astportal2/lib/asterisk.py b/astportal2/lib/asterisk.py</text:p>
      <text:p text:style-name="P4">index 8485948..f2cfca0 100644</text:p>
      <text:p text:style-name="P4">--- a/astportal2/lib/asterisk.py</text:p>
      <text:p text:style-name="P4">+++ b/astportal2/lib/asterisk.py</text:p>
      <text:p text:style-name="P4">@@ -640,14 +640,18 @@ Channel: SIP/100-0000001f</text:p>
      <text:p text:style-name="P4"><text:s text:c="7"/>c = dict['Channel']</text:p>
      <text:p text:style-name="P4"><text:s/></text:p>
      <text:p text:style-name="P4"><text:s text:c="7"/>if c not in self.channels:</text:p>
      <text:p text:style-name="P4">- <text:s text:c="8"/>log.warning('Hangup: channel "%s" does not exist...' % c)</text:p>
      <text:p text:style-name="P4">- <text:s text:c="8"/>for chan in self.channels.keys():</text:p>
      <text:p text:style-name="P4">- <text:s text:c="11"/>if chan in c:</text:p>
      <text:p text:style-name="P4">- <text:s text:c="14"/>log.warning('Hangup: "%s" -&gt; destroy %s' % (c,chan))</text:p>
      <text:p text:style-name="P4">- <text:s text:c="14"/>c = chan</text:p>
      <text:p text:style-name="P4">- <text:s text:c="14"/>break</text:p>
      <text:p text:style-name="P4">+ <text:s text:c="8"/>if c[-8:] == '&lt;ZOMBIE&gt;' and c[:-8] in self.channels:</text:p>
      <text:p text:style-name="P4">+ <text:s text:c="11"/># Redirected or transferred channel</text:p>
      <text:p text:style-name="P4">+ <text:s text:c="11"/>c = c[:-8]</text:p>
      <text:p text:style-name="P4"><text:s text:c="10"/>else:</text:p>
      <text:p text:style-name="P4">- <text:s text:c="11"/>log.warning('Hangup: "%s" no channel to destroy' % c)</text:p>
      <text:p text:style-name="P4">+ <text:s text:c="11"/>log.warning('Hangup: channel "%s" does not exist...' % c)</text:p>
      <text:p text:style-name="P4">+ <text:s text:c="11"/>for chan in self.channels.keys():</text:p>
      <text:p text:style-name="P4">+ <text:s text:c="14"/>if chan in c:</text:p>
      <text:p text:style-name="P4">+ <text:s text:c="17"/>log.warning('Hangup: "%s" -&gt; destroy %s' % (c,chan))</text:p>
      <text:p text:style-name="P4">+ <text:s text:c="17"/>c = chan</text:p>
      <text:p text:style-name="P4">+ <text:s text:c="17"/>break</text:p>
      <text:p text:style-name="P4">+ <text:s text:c="11"/>else:</text:p>
      <text:p text:style-name="P4">+ <text:s text:c="14"/>log.warning('Hangup: "%s" no channel to destroy' % c)</text:p>
      <text:p text:style-name="P4"/>
      <text:p text:style-name="P4"/>
      <text:p text:style-name="P4">On peut aussi ne pas afficher dans la page HTML les canaux dont le nom commence par <text:soft-page-break/>"AsyncGoto/".</text:p>
      <text:p text:style-name="P4"/>
      <text:p text:style-name="P4">diff --git a/astportal2/templates/monitor.html b/astportal2/templates/monitor.html</text:p>
      <text:p text:style-name="P4">index 10d48a2..2c74f5d 100644</text:p>
      <text:p text:style-name="P4">--- a/astportal2/templates/monitor.html</text:p>
      <text:p text:style-name="P4">+++ b/astportal2/templates/monitor.html</text:p>
      <text:p text:style-name="P4">@@ -43,6 +43,8 @@ function display() {</text:p>
      <text:p text:style-name="P4"><text:s text:c="4"/>var table = '';</text:p>
      <text:p text:style-name="P4"><text:s text:c="8"/>var now = new Date(), tot_chan=0, tot_calls=0;</text:p>
      <text:p text:style-name="P4"><text:s text:c="4"/>for (p in channels) {</text:p>
      <text:p text:style-name="P4">+ <text:s text:c="5"/>if (p.substr(0, 10)=='AsyncGoto/')</text:p>
      <text:p text:style-name="P4">+ <text:s text:c="8"/>continue // Don't bother displaying channels during redirection</text:p>
      <text:p text:style-name="P4"><text:s text:c="7"/>var c = channels[p];</text:p>
      <text:p text:style-name="P4"><text:s text:c="7"/>tot_chan++;</text:p>
      <text:p text:style-name="P4"><text:s text:c="7"/>if (c['Link']!=undefined &amp;&amp; !c['Outgoing']) {</text:p>
      <text:p text:style-name="P4"/>
      <text:p text:style-name="P4"/>
      <text:h text:style-name="Heading_20_3" text:outline-level="3"><text:span text:style-name="T1">Évènements</text:span> lors d'un transfert d'appel</text:h>
      <text:p text:style-name="P14">Très difficiles à suivre lors des transferts via asterisk (assistés ou non), mais a priori le problème des appels fantômes est réglé.</text:p>
      <text:p text:style-name="P14"/>
      <text:h text:style-name="Heading_20_3" text:outline-level="3">API GXP (découverte par hasard avec Firebug...) :</text:h>
      <table:table table:name="Tableau1" table:style-name="Tableau1">
        <table:table-column table:style-name="Tableau1.A"/>
        <table:table-column table:style-name="Tableau1.B"/>
        <table:table-row>
          <table:table-cell table:style-name="Tableau1.A1" office:value-type="string">
            <text:p text:style-name="P7">Définir un paramètre</text:p>
          </table:table-cell>
          <table:table-cell table:style-name="Tableau1.B1" office:value-type="string">
            <text:p text:style-name="P8"><text:a xlink:type="simple" xlink:href="http://192.168.10.121/cgi-bin/api.values.post?P332=77&amp;sid=ddb528ecc7b"><text:span text:style-name="T2">http://192.168.10.121/cgi-bin/api.values.post?P332=77&amp;sid=ddb528ecc7b</text:span></text:a></text:p>
          </table:table-cell>
        </table:table-row>
        <table:table-row>
          <table:table-cell table:style-name="Tableau1.A2" office:value-type="string">
            <text:p text:style-name="P7">redémarrer</text:p>
          </table:table-cell>
          <table:table-cell table:style-name="Tableau1.B2" office:value-type="string">
            <text:p text:style-name="P7"><text:a xlink:type="simple" xlink:href="http://192.168.10.121/cgi-bin/api-sys_operation?request=REBOOT&amp;sid=ddb528ecc7b">http://192.168.10.121/cgi-bin/api-sys_operation?request=REBOOT&amp;sid=ddb528ecc7b</text:a></text:p>
          </table:table-cell>
        </table:table-row>
        <table:table-row>
          <table:table-cell table:style-name="Tableau1.A2" office:value-type="string">
            <text:p text:style-name="P6">Appliquer la nouvelle configuration</text:p>
          </table:table-cell>
          <table:table-cell table:style-name="Tableau1.B2" office:value-type="string">
            <text:p text:style-name="P9"><text:a xlink:type="simple" xlink:href="http://192.168.10.121/cgi-bin/api-phone_operation?cmd=extend&amp;arg=&amp;sid=ddb528ecc7b">http://192.168.10.121/cgi-bin/api-phone_operation?</text:a><text:a xlink:type="simple" xlink:href="http://192.168.10.121/cgi-bin/api-phone_operation?cmd=extend&amp;arg=&amp;sid=ddb528ecc7b"><text:span text:style-name="T3">cmd=extend&amp;arg=&amp;</text:span></text:a><text:a xlink:type="simple" xlink:href="http://192.168.10.121/cgi-bin/api-sys_operation?request=REBOOT&amp;sid=ddb528ecc7b"><text:span text:style-name="T3">sid=ddb528ecc7b</text:span></text:a></text:p>
          </table:table-cell>
        </table:table-row>
        <table:table-row>
          <table:table-cell table:style-name="Tableau1.A2" office:value-type="string">
            <text:p text:style-name="P7">Lire des informations <text:span text:style-name="T4">(pas besoin d'avoir une session ouverte)</text:span></text:p>
          </table:table-cell>
          <table:table-cell table:style-name="Tableau1.B2" office:value-type="string">
            <text:p text:style-name="P11"><text:a xlink:type="simple" xlink:href="http://192.168.10.121/cgi-bin/api.values.get?request=vendor_fullname:Pphone_model:P1397:P69:P70:P45:P68:Paux_version:Pdsp_version">http://192.168.10.121/cgi-bin/api.values.get?request=vendor_fullname:Pphone_model:P1397:P69:P70:P45:P68:Paux_version:Pdsp_version</text:a></text:p>
          </table:table-cell>
        </table:table-row>
        <table:table-row>
          <table:table-cell table:style-name="Tableau1.A2" office:value-type="string">
            <text:p text:style-name="P10">Vérifier que le téléphone a redémarré</text:p>
          </table:table-cell>
          <table:table-cell table:style-name="Tableau1.B2" office:value-type="string">
            <text:p text:style-name="P10"><text:a xlink:type="simple" xlink:href="http://192.168.10.121/cgi-bin/api-check_process_running?request=WEB">http://192.168.10.121/cgi-bin/api-check_process_running?request=WEB</text:a></text:p>
          </table:table-cell>
        </table:table-row>
        <table:table-row>
          <table:table-cell table:style-name="Tableau1.A2" office:value-type="string">
            <text:p text:style-name="P7"/>
          </table:table-cell>
          <table:table-cell table:style-name="Tableau1.B2" office:value-type="string">
            <text:p text:style-name="P10"/>
          </table:table-cell>
        </table:table-row>
      </table:table>
      <text:p text:style-name="P7"/>
      <text:p text:style-name="P11">Le fichier de configuration ne doit pas avoir de préfixe ou suffixe.</text:p>
      <text:h text:style-name="Heading_20_3" text:outline-level="3"><text:soft-page-break/>20140212</text:h>
      <text:p text:style-name="P12">Archivage des ressources Toscawidget :</text:p>
      <text:p text:style-name="P24">/opt/tg22env/bin/python setup.py archive_tw_resources <text:span text:style-name="T8">\</text:span></text:p>
      <text:p text:style-name="P24"><text:tab/>-o /tmp/tw_resources -<text:span text:style-name="T8">d astportal2</text:span></text:p>
      <text:p text:style-name="Preformatted_20_Text">running archive_tw_resources</text:p>
      <text:p text:style-name="Preformatted_20_Text"/>
      <text:h text:style-name="P39" text:outline-level="3">20140<text:span text:style-name="T5">3</text:span>12</text:h>
      <text:p text:style-name="P13">Gestion des priorités entre files (cf. demande Digiway) :</text:p>
      <text:list xml:id="list302712771026647865" text:style-name="L4">
        <text:list-item>
          <text:p text:style-name="P28">Cas 1 : 2 files : une file A et une file B<text:line-break/>Un appel A1 arrive en file A. Au bout de 30 secondes d'attente en file A, il est retiré (dissuadé) de la file A et placé dans la file B. <text:s/>En clair le traitement d'une dissuasion peut-il être une mise en file d'attente ?</text:p>
        </text:list-item>
      </text:list>
      <text:p text:style-name="P22">[App_1_Entrant]</text:p>
      <text:p text:style-name="P22">exten =&gt; s,1,NoOp()</text:p>
      <text:p text:style-name="P22">exten =&gt; s,2,Set(CONNECTDELAY=0)</text:p>
      <text:p text:style-name="P22">exten =&gt; s,3,Set(MONITOR=0)</text:p>
      <text:p text:style-name="P22">exten =&gt; s,4,Queue(test,,,,10,,,agent_connect)</text:p>
      <text:p text:style-name="P22">exten =&gt; s,5,Set(CONNECTDELAY=0)</text:p>
      <text:p text:style-name="P22">exten =&gt; s,6,Set(MONITOR=0)</text:p>
      <text:p text:style-name="P22">exten =&gt; s,7,Queue(test_prio,,,,,,,agent_connect)</text:p>
      <text:p text:style-name="P22">exten =&gt; s,8,Return</text:p>
      <text:p text:style-name="P22"/>
      <text:p text:style-name="Preformatted_20_Text">;exten =&gt; s,n,Set(QUEUE_MIN_PENALTY=1)</text:p>
      <text:p text:style-name="Preformatted_20_Text">;exten =&gt; s,n,Set(QUEUE_MAX_PENALTY=1)</text:p>
      <text:p text:style-name="Preformatted_20_Text"/>
      <text:list xml:id="list8734884405491781352" text:style-name="L5">
        <text:list-item>
          <text:p text:style-name="P29">Cas 2 : 1 file A<text:line-break/>Un appel A1 (choix 1 du SVI) est mis en file d'attente à 10:30:00 avec une priorité 1 (basse)<text:line-break/>Un appel B1 (choix 2) est mis en file d'attente à 10:30:10 avec une priorité 1 (basse)<text:line-break/>A 10:30:40, les 2 appels sont toujours en attente.<text:line-break/>A 10:30:40, après 30 secondes d'attente la priorité de l'appel B1 est augmentée automatiquement (priorité = 2).<text:line-break/>Un agent se libère : l'appel B1 est distribué en priorité sur l'appel A1.</text:p>
        </text:list-item>
      </text:list>
      <text:p text:style-name="P21">[App_2_Entrant]</text:p>
      <text:p text:style-name="P21">exten =&gt; s,1,NoOp()</text:p>
      <text:p text:style-name="P21">exten =&gt; s,2,Set(CONNECTDELAY=0)</text:p>
      <text:p text:style-name="P21">exten =&gt; s,3,Set(MONITOR=0)</text:p>
      <text:p text:style-name="P21">exten =&gt; s,4,Queue(test,,,,,,,agent_connect)</text:p>
      <text:p text:style-name="P21">exten =&gt; s,5,Return</text:p>
      <text:p text:style-name="P21"/>
      <text:p text:style-name="P21">[App_3_Entrant]</text:p>
      <text:p text:style-name="P21">exten =&gt; s,1,NoOp()</text:p>
      <text:p text:style-name="P21">exten =&gt; s,2,Set(CONNECTDELAY=0)</text:p>
      <text:p text:style-name="P21">exten =&gt; s,3,Set(MONITOR=0)</text:p>
      <text:p text:style-name="P21">exten =&gt; s,4,Queue(test,,,,10,,,agent_connect)</text:p>
      <text:p text:style-name="P21">exten =&gt; s,5,Set(QUEUE_PRIO=1)</text:p>
      <text:p text:style-name="P21">exten =&gt; s,6,Set(CONNECTDELAY=0)</text:p>
      <text:p text:style-name="P21">exten =&gt; s,7,Set(MONITOR=0)</text:p>
      <text:p text:style-name="P21">exten =&gt; s,8,Queue(test,,,,,,,agent_connect)</text:p>
      <text:p text:style-name="P21">exten =&gt; s,9,Return</text:p>
      <text:p text:style-name="P23"/>
      <text:p text:style-name="P15">Il faudrait ajouter une variable <text:span text:style-name="T6">timeout</text:span> dans la définition de l'appel de Queue (cf. application / scenario).</text:p>
      <text:p text:style-name="P15"><text:span text:style-name="T6">queuerules.conf</text:span> n'est pas utilisé ! </text:p>
      <text:p text:style-name="P15"><text:soft-page-break/></text:p>
      <text:p text:style-name="P12"/>
      <text:h text:style-name="Heading_20_3" text:outline-level="3">HT50<text:span text:style-name="T7">3</text:span></text:h>
      <text:p text:style-name="P16">Fax tone detection mode :</text:p>
      <text:list xml:id="list1905038183683526803" text:style-name="L6">
        <text:list-item>
          <text:p text:style-name="P30">callee : asterisk vers HT50<text:span text:style-name="T7">3</text:span>,</text:p>
        </text:list-item>
        <text:list-item>
          <text:p text:style-name="P31">calle<text:span text:style-name="T7">r</text:span> : <text:span text:style-name="T7">HT503 vers </text:span>asterisk.</text:p>
        </text:list-item>
      </text:list>
      <text:p text:style-name="P17">Appel de iaxmodem vers HT503 utilise bien T.38.</text:p>
      <text:p text:style-name="P17">Mais pas de T.38 de HT503 vers asterisk : le reinvite T.38 envoyé par HT503 est rejeté par asterisk / iaxmodem (488), pourquoi ?</text:p>
      <text:p text:style-name="P18">Fax : mettre les fichiers PDF dans la base.</text:p>
      <text:h text:style-name="P40" text:outline-level="3">Voicemail ODBC</text:h>
      <text:p text:style-name="Text_20_body"><text:span text:style-name="T9">voir </text:span><text:a xlink:type="simple" xlink:href="https://wiki.asterisk.org/wiki/display/AST/Storing+Voicemail+in+PostgreSQL+via+ODBC"><text:span text:style-name="T9">https://wiki.asterisk.org/wiki/display/AST/Storing+Voicemail+in+PostgreSQL+via+ODBC</text:span></text:a><text:span text:style-name="T9">.</text:span></text:p>
      <text:p text:style-name="P32">Construction de la table et du trigger pour nettoyage : utils/pg_odbc_voicemail.sql.</text:p>
      <text:p text:style-name="Text_20_body">/<text:span text:style-name="T10">etc/odbcinst.ini définit le ou les drives existants :</text:span></text:p>
      <text:p text:style-name="P35"><text:span text:style-name="T10">[PostgreSQL]</text:span></text:p>
      <text:p text:style-name="P35"><text:span text:style-name="T10">Description<text:tab/>= ODBC for PostgreSQL</text:span></text:p>
      <text:p text:style-name="P35"><text:span text:style-name="T10">Driver<text:tab/><text:tab/>= /usr/lib/psqlodbcw.so</text:span></text:p>
      <text:p text:style-name="P35"><text:span text:style-name="T10">Setup<text:tab/><text:tab/>= /usr/lib/libodbcpsqlS.so</text:span></text:p>
      <text:p text:style-name="P35"><text:span text:style-name="T10">Driver64<text:tab/>= /usr/lib64/psqlodbcw.so</text:span></text:p>
      <text:p text:style-name="P35"><text:span text:style-name="T10">Setup64<text:tab/><text:tab/>= /usr/lib64/libodbcpsqlS.so</text:span></text:p>
      <text:p text:style-name="P35"><text:span text:style-name="T10">FileUsage<text:tab/>= 1<text:line-break/>[jdg@tiare ~]$ odbcinst -q -d</text:span></text:p>
      <text:p text:style-name="Preformatted_20_Text">[PostgreSQL]</text:p>
      <text:p text:style-name="P33"/>
      <text:p text:style-name="P33">/etc/odbc.ini définit une source de données :</text:p>
      <text:p text:style-name="Preformatted_20_Text">[astportal]</text:p>
      <text:p text:style-name="Preformatted_20_Text">Description <text:s text:c="10"/>= ODBC Testing</text:p>
      <text:p text:style-name="Preformatted_20_Text">Driver <text:s text:c="15"/>= PostgreSQL</text:p>
      <text:p text:style-name="Preformatted_20_Text">Trace <text:s text:c="16"/>= No</text:p>
      <text:p text:style-name="Preformatted_20_Text">TraceFile <text:s text:c="12"/>= sql.log</text:p>
      <text:p text:style-name="Preformatted_20_Text">Database <text:s text:c="13"/>= astportal2</text:p>
      <text:p text:style-name="Preformatted_20_Text">Servername <text:s text:c="11"/>= </text:p>
      <text:p text:style-name="Preformatted_20_Text">UserName <text:s text:c="13"/>= postgres</text:p>
      <text:p text:style-name="Preformatted_20_Text">Password <text:s text:c="13"/>= </text:p>
      <text:p text:style-name="Preformatted_20_Text">Port <text:s text:c="17"/>= 5432</text:p>
      <text:p text:style-name="Preformatted_20_Text">ReadOnly <text:s text:c="13"/>= No</text:p>
      <text:p text:style-name="Preformatted_20_Text">RowVersioning <text:s text:c="8"/>= No</text:p>
      <text:p text:style-name="Preformatted_20_Text">ShowSystemTables <text:s text:c="5"/>= No</text:p>
      <text:p text:style-name="Preformatted_20_Text">ShowOidColumn <text:s text:c="8"/>= No</text:p>
      <text:p text:style-name="Preformatted_20_Text">FakeOidIndex <text:s text:c="9"/>= No</text:p>
      <text:p text:style-name="Preformatted_20_Text">ConnSettings <text:s text:c="9"/>=</text:p>
      <text:p text:style-name="Preformatted_20_Text"/>
      <text:p text:style-name="Preformatted_20_Text">[jdg@tiare ~]$ odbcinst -q -s</text:p>
      <text:p text:style-name="Preformatted_20_Text">[astportal]</text:p>
      <text:p text:style-name="P36"/>
      <text:p text:style-name="P36">[jdg@tiare ~]$ isql -v astportal</text:p>
      <text:p text:style-name="P36">+---------------------------------------+</text:p>
      <text:p text:style-name="P36">| Connected! <text:s text:c="27"/>|</text:p>
      <text:p text:style-name="P36">| <text:s text:c="38"/>|</text:p>
      <text:p text:style-name="P36"><text:soft-page-break/>| sql-statement <text:s text:c="24"/>|</text:p>
      <text:p text:style-name="P36">| help [tablename] <text:s text:c="21"/>|</text:p>
      <text:p text:style-name="P36">| quit <text:s text:c="33"/>|</text:p>
      <text:p text:style-name="P36">| <text:s text:c="38"/>|</text:p>
      <text:p text:style-name="P36">+---------------------------------------+</text:p>
      <text:p text:style-name="P36">SQL&gt; select version();</text:p>
      <text:p text:style-name="P36">+-------------------------------------------------------------+</text:p>
      <text:p text:style-name="P36">| version <text:s text:c="292"/>|</text:p>
      <text:p text:style-name="P36">+-------------------------------------------------------------+</text:p>
      <text:p text:style-name="P36">| PostgreSQL 9.3.5 on x86_64-redhat-linux-gnu, compiled by gcc (GCC) 4.8.3 20140624 (Red Hat 4.8.3-1), 64-bit <text:s text:c="192"/>|</text:p>
      <text:p text:style-name="P36">+-------------------------------------------------------------+</text:p>
      <text:p text:style-name="P36">SQLRowCount returns 1</text:p>
      <text:p text:style-name="P36">1 rows fetched</text:p>
      <text:p text:style-name="P36"/>
      <text:p text:style-name="P33">Ensuite on définit la source de données pour Asterisk , dans res_odbc.conf :</text:p>
      <text:p text:style-name="P36">;;; odbc setup file</text:p>
      <text:p text:style-name="P36"/>
      <text:p text:style-name="P36">[ENV]</text:p>
      <text:p text:style-name="P36"/>
      <text:p text:style-name="P36">[astportal] ; PostgreSQL</text:p>
      <text:p text:style-name="P36">dsn =&gt; astportal ; cf. /etc/odbc.ini</text:p>
      <text:p text:style-name="P36">pre-connect =&gt; yes</text:p>
      <text:p text:style-name="P36"><text:s/>...</text:p>
      <text:p text:style-name="P36"/>
      <text:p text:style-name="P33">Finalement, on configure la messagerie vocale pour stockage dans la source de données ODBC :</text:p>
      <text:p text:style-name="Preformatted_20_Text">odbcstorage=astportal</text:p>
      <text:p text:style-name="Preformatted_20_Text">; The default table for ODBC voicemail storage is voicemessages.</text:p>
      <text:p text:style-name="Preformatted_20_Text">odbctable=voicemessages</text:p>
      <text:p text:style-name="Preformatted_20_Text"/>
      <text:p text:style-name="Text_20_body"/>
      <text:h text:style-name="P41" text:outline-level="3">Écran Grandstream</text:h>
      <text:p text:style-name="P34">Création d'un nouveau programme controllers/grandstream qui gère la personnalisation de l'écran et la génération de l'annuaire au format XML (à retirer de controllers/phonebook).</text:p>
      <text:p text:style-name="P34"/>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FreeSans1" svg:font-family="Free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FreeSans1" style:font-family-complex="FreeSans"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2T09:45:32</meta:creation-date>
    <dc:date>2014-10-25T18:09:47.706942318</dc:date>
    <meta:editing-duration>P4DT11H18M51S</meta:editing-duration>
    <meta:editing-cycles>66</meta:editing-cycles>
    <meta:generator>LibreOffice/4.2.6.3$Linux_X86_64 LibreOffice_project/420$Build-3</meta:generator>
    <meta:document-statistic meta:table-count="1" meta:image-count="0" meta:object-count="1" meta:page-count="20" meta:paragraph-count="810" meta:word-count="3847" meta:character-count="32941" meta:non-whitespace-character-count="27801"/>
  </office:meta>
</office:document-meta>
</file>